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d384"/>
    </style:style>
    <style:style style:name="P2" style:family="paragraph" style:parent-style-name="Standard">
      <style:text-properties officeooo:rsid="0013d384" officeooo:paragraph-rsid="0013d384"/>
    </style:style>
    <style:style style:name="P3" style:family="paragraph" style:parent-style-name="Standard">
      <style:text-properties officeooo:paragraph-rsid="0013d384"/>
    </style:style>
    <style:style style:name="P4" style:family="paragraph" style:parent-style-name="Heading_20_2">
      <style:text-properties officeooo:paragraph-rsid="0013d384"/>
    </style:style>
    <style:style style:name="P5" style:family="paragraph" style:parent-style-name="Standard">
      <style:text-properties officeooo:rsid="001567ba" officeooo:paragraph-rsid="00192c5a"/>
    </style:style>
    <style:style style:name="P6" style:family="paragraph" style:parent-style-name="Standard">
      <style:text-properties officeooo:rsid="001567ba" officeooo:paragraph-rsid="00276e13"/>
    </style:style>
    <style:style style:name="P7" style:family="paragraph" style:parent-style-name="Standard">
      <style:text-properties officeooo:rsid="001b1288" officeooo:paragraph-rsid="00276e13"/>
    </style:style>
    <style:style style:name="P8" style:family="paragraph" style:parent-style-name="Standard">
      <style:text-properties officeooo:paragraph-rsid="00192c5a"/>
    </style:style>
    <style:style style:name="P9" style:family="paragraph" style:parent-style-name="Standard">
      <style:text-properties officeooo:rsid="001be73a" officeooo:paragraph-rsid="00192c5a"/>
    </style:style>
    <style:style style:name="P10" style:family="paragraph" style:parent-style-name="Standard">
      <style:text-properties officeooo:rsid="00192c5a" officeooo:paragraph-rsid="00192c5a"/>
    </style:style>
    <style:style style:name="P11" style:family="paragraph" style:parent-style-name="Standard">
      <style:text-properties officeooo:paragraph-rsid="0023cf86"/>
    </style:style>
    <style:style style:name="P12" style:family="paragraph" style:parent-style-name="Standard">
      <style:text-properties officeooo:paragraph-rsid="002615b0"/>
    </style:style>
    <style:style style:name="P13" style:family="paragraph" style:parent-style-name="Standard">
      <style:text-properties officeooo:paragraph-rsid="001ebb77"/>
    </style:style>
    <style:style style:name="P14" style:family="paragraph" style:parent-style-name="Standard">
      <style:text-properties officeooo:rsid="001ebb77" officeooo:paragraph-rsid="001ebb77"/>
    </style:style>
    <style:style style:name="P15" style:family="paragraph" style:parent-style-name="Standard">
      <style:text-properties officeooo:rsid="001f590e" officeooo:paragraph-rsid="001f590e"/>
    </style:style>
    <style:style style:name="T1" style:family="text">
      <style:text-properties officeooo:rsid="0013d384"/>
    </style:style>
    <style:style style:name="T2" style:family="text">
      <style:text-properties officeooo:rsid="00165443"/>
    </style:style>
    <style:style style:name="T3" style:family="text">
      <style:text-properties officeooo:rsid="0027482a"/>
    </style:style>
    <style:style style:name="T4" style:family="text">
      <style:text-properties officeooo:rsid="00276e13"/>
    </style:style>
    <style:style style:name="T5" style:family="text">
      <style:text-properties officeooo:rsid="0016f813"/>
    </style:style>
    <style:style style:name="T6" style:family="text">
      <style:text-properties officeooo:rsid="00192c5a"/>
    </style:style>
    <style:style style:name="T7" style:family="text">
      <style:text-properties officeooo:rsid="001d2896"/>
    </style:style>
    <style:style style:name="T8" style:family="text">
      <style:text-properties officeooo:rsid="002615b0"/>
    </style:style>
    <style:style style:name="T9" style:family="text">
      <style:text-properties officeooo:rsid="001be73a"/>
    </style:style>
    <style:style style:name="T10" style:family="text">
      <style:text-properties officeooo:rsid="001ebb77"/>
    </style:style>
    <style:style style:name="T11" style:family="text">
      <style:text-properties officeooo:rsid="0023cf86"/>
    </style:style>
    <style:style style:name="T12" style:family="text">
      <style:text-properties officeooo:rsid="0023ee34"/>
    </style:style>
    <style:style style:name="T13" style:family="text">
      <style:text-properties officeooo:rsid="0027fb0a"/>
    </style:style>
    <style:style style:name="T14" style:family="text">
      <style:text-properties officeooo:rsid="002954cd"/>
    </style:style>
    <style:style style:name="T15" style:family="text">
      <style:text-properties officeooo:rsid="001f20ca"/>
    </style:style>
    <style:style style:name="T16" style:family="text">
      <style:text-properties officeooo:rsid="00225d02"/>
    </style:style>
    <style:style style:name="T17" style:family="text">
      <style:text-properties officeooo:rsid="00209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YBR-1200 Security+ Certification</text:h>
      <text:p text:style-name="P2"/>
      <text:p text:style-name="P3"><text:span text:style-name="T1">Week 2 Playbook Entry: Fundamentals of Cryptography and Advanced Cryptography</text:span><text:line-break/></text:p>
      <text:h text:style-name="P4" text:outline-level="2">Summary of Key Concepts</text:h>
      <text:p text:style-name="P2"/>
      <text:p text:style-name="P5"><text:span text:style-name="T2">Cryptography is</text:span><text:span text:style-name="T3"> the backbone of cybersecurity. <text:s/>It provides the tools and techniques</text:span><text:span text:style-name="T2"> used </text:span><text:span text:style-name="T3">to ensure the confidentiality, integrity, and availability </text:span><text:span text:style-name="T4">(CIA)</text:span><text:span text:style-name="T3"> </text:span><text:span text:style-name="T4">triad and adds </text:span><text:span text:style-name="T5">two other security characteristics, non-repudiation and obfuscation. <text:s/></text:span><text:span text:style-name="T4">It uses techniques like encryption, hashing, digital signatures and certificates to protect data from unauthorized access, guarantee it’s authenticity and prevents tampering.</text:span></text:p>
      <text:p text:style-name="P5"/>
      <text:p text:style-name="P6"><text:span text:style-name="T5">Note: obfuscation pertaining to specifically data; not as a part of network security. <text:s/></text:span></text:p>
      <text:p text:style-name="P7"/>
      <text:h text:style-name="P4" text:outline-level="2">Key Takeaways</text:h>
      <text:p text:style-name="P8"/>
      <text:p text:style-name="P8">- <text:span text:style-name="T6">Different algorithms accomplish different tasks.</text:span></text:p>
      <text:p text:style-name="P9">- <text:span text:style-name="T7">Asymmetric cryptography uses a pair of related keys.</text:span></text:p>
      <text:p text:style-name="P9">- <text:span text:style-name="T8">Certificates and Digital signatures are </text:span><text:span text:style-name="T3">noteworthy</text:span><text:span text:style-name="T8"> cryptographic tools</text:span></text:p>
      <text:p text:style-name="P8"><text:span text:style-name="T9">- .</text:span><text:span text:style-name="T10">pem is the file extension for PKI </text:span><text:span text:style-name="T3">keys</text:span><text:span text:style-name="T10"> .. </text:span><text:span text:style-name="T3">it stands for</text:span><text:span text:style-name="T10"> Privacy Enhanced Mail. <text:s text:c="2"/>I have always used .key or something. <text:s/></text:span><text:span text:style-name="T3">And I look forward to using the proper file extension from now on.</text:span><text:line-break/></text:p>
      <text:h text:style-name="P4" text:outline-level="2">Tools and Techniques Used</text:h>
      <text:p text:style-name="P8"/>
      <text:p text:style-name="P8">“<text:span text:style-name="T11">cipher” <text:s/></text:span><text:span text:style-name="T8">command in windows</text:span></text:p>
      <text:p text:style-name="P8">“<text:span text:style-name="T6">openssl” command in linux</text:span></text:p>
      <text:p text:style-name="P8">“<text:span text:style-name="T6">certutil” command in windows</text:span></text:p>
      <text:p text:style-name="P10">Alma linux itself was used – which is a new one to me.. meaning that CentOS has gone to pasture and RHEL has changed their way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" text:outline-level="2"><text:soft-page-break/>Lab Summary</text:h>
      <text:p text:style-name="P11"><text:line-break/><text:span text:style-name="T11">Lab 3-1: Data Protection Strategies</text:span><text:line-break/>- **Objective:**</text:p>
      <text:p text:style-name="P11"><text:tab/> <text:span text:style-name="T11">To encrypt, hash and obfuscate data</text:span><text:line-break/>- **Steps Performed:**</text:p>
      <text:p text:style-name="P11"><text:tab/> <text:span text:style-name="T11">We used commands to encrypt and hash files, and a website to obfuscate data</text:span><text:line-break/>- **Results:** </text:p>
      <text:p text:style-name="P11"><text:tab/><text:span text:style-name="T11">Discovered that the more complex the hash algorithm, the longer the output is</text:span><text:line-break/>- **Reflection:** </text:p>
      <text:p text:style-name="P12"><text:tab/><text:span text:style-name="T12">Learned to encrypt files on both linux and window systems and that the visual basic interpreter still ran the obfuscated program.</text:span></text:p>
      <text:p text:style-name="P12"/>
      <text:p text:style-name="P12"><text:span text:style-name="T8">Lab 4-1: Cryptographic Solutions</text:span><text:line-break/>- **Objective:**</text:p>
      <text:p text:style-name="P12"><text:tab/> <text:span text:style-name="T13">To get comfortable with the tools to make Digital Signatures and Certificates</text:span><text:line-break/>- **Steps Performed:**</text:p>
      <text:p text:style-name="P12"><text:tab/> <text:span text:style-name="T13">Create and verify a digital signature; create and approve a certificate signing request</text:span><text:line-break/>- **Results:** </text:p>
      <text:p text:style-name="P12"><text:tab/><text:span text:style-name="T13">See the creation of signatures, </text:span><text:span text:style-name="T14">their verification and failure and the creation of a certificate.</text:span><text:line-break/>- **Reflection:** </text:p>
      <text:p text:style-name="P12"><text:tab/><text:span text:style-name="T14">It is good to step away from the book and use the tools to get a better feel for these things.</text:span></text:p>
      <text:h text:style-name="P4" text:outline-level="2">Real-World Application</text:h>
      <text:p text:style-name="P13"/>
      <text:p text:style-name="P14">I used OpenPGP to send emails to a group of us that managed servers and we had to share sensitive information. <text:s/>We didn’t need admin passwords moving in the clear.</text:p>
      <text:p text:style-name="P13"/>
      <text:p text:style-name="P13"><text:span text:style-name="T10">I’ve setup secure web servers for ecommerce </text:span><text:span text:style-name="T15">and </text:span><text:span text:style-name="T10">used SSH Tunneling to add encryption to VN</text:span><text:span text:style-name="T15">C, </text:span><text:span text:style-name="T16">us</text:span><text:span text:style-name="T15">ed SSH keys to not have to remember passwords to my boxes. <text:s/></text:span><text:line-break/></text:p>
      <text:h text:style-name="P4" text:outline-level="2">Questions or Future Goals</text:h>
      <text:p text:style-name="P3"/>
      <text:p text:style-name="P15">I would like to become a part of CACert again</text:p>
      <text:p text:style-name="P15">I would like to spin up Alma linux and give it a try</text:p>
      <text:p text:style-name="P15">I would like to get back into using OpenPGP <text:s/>- <text:span text:style-name="T17">I’m happy to hear they have a plugin for K9mail on Android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Lucida Sans1" style:font-family-complex="'Lucida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20:08:24.594000000</meta:creation-date>
    <dc:date>2025-01-25T07:57:36.210000000</dc:date>
    <meta:editing-duration>PT12M49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3" meta:word-count="439" meta:character-count="2730" meta:non-whitespace-character-count="2291"/>
  </office:meta>
</office:document-meta>
</file>